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ubtitle">
      <style:text-properties fo:color="#3465a4" loext:opacity="100%" style:font-name="Times New Roman" fo:font-size="13pt" style:font-size-asian="13pt" style:font-size-complex="13pt"/>
    </style:style>
    <style:style style:name="P2" style:family="paragraph" style:parent-style-name="Text_20_body">
      <style:text-properties style:font-name="Times New Roman" fo:font-size="11pt" officeooo:paragraph-rsid="00130d39" style:font-size-asian="11pt" style:font-size-complex="11pt"/>
    </style:style>
    <style:style style:name="P3" style:family="paragraph" style:parent-style-name="Text_20_body">
      <style:text-properties style:font-name="Times New Roman" fo:font-size="11pt" officeooo:rsid="0087bc70" officeooo:paragraph-rsid="0087bc70" style:font-size-asian="11pt" style:font-size-complex="11pt"/>
    </style:style>
    <style:style style:name="P4" style:family="paragraph" style:parent-style-name="Standard">
      <style:text-properties style:font-name="Times New Roman" fo:font-size="11pt" fo:font-style="italic" officeooo:rsid="0087bc70" officeooo:paragraph-rsid="0087bc70" style:font-size-asian="11pt" style:font-style-asian="italic" style:font-size-complex="11pt" style:font-style-complex="italic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Horizontal_20_Line">
      <style:text-properties style:font-name="Times New Roman" fo:font-size="11pt" fo:font-style="italic" officeooo:rsid="0087bc70" style:font-size-asian="11pt" style:font-style-asian="italic" style:font-size-complex="11pt" style:font-style-complex="italic"/>
    </style:style>
    <style:style style:name="P7" style:family="paragraph" style:parent-style-name="Text_20_body">
      <style:paragraph-properties fo:margin-top="0cm" fo:margin-bottom="0cm" style:contextual-spacing="false"/>
      <style:text-properties style:font-name="Times New Roman" fo:font-size="11pt" fo:font-style="normal" officeooo:rsid="0087bc70" style:font-size-asian="11pt" style:font-style-asian="normal" style:font-size-complex="11pt" style:font-style-complex="normal"/>
    </style:style>
    <style:style style:name="P8" style:family="paragraph" style:parent-style-name="Text_20_body">
      <style:paragraph-properties fo:margin-top="0cm" fo:margin-bottom="0cm" style:contextual-spacing="false"/>
      <style:text-properties style:font-name="Lucida Sans Unicode" fo:font-size="11pt" fo:font-style="italic" officeooo:rsid="0087bc70" style:font-size-asian="11pt" style:font-style-asian="italic" style:font-size-complex="11pt" style:font-style-complex="italic"/>
    </style:style>
    <style:style style:name="P9" style:family="paragraph" style:parent-style-name="Horizontal_20_Line">
      <style:text-properties style:font-name="Times New Roman" fo:font-size="11pt" fo:font-style="normal" officeooo:rsid="0087bc70" style:font-size-asian="11pt" style:font-style-asian="normal" style:font-size-complex="11pt" style:font-style-complex="normal"/>
    </style:style>
    <style:style style:name="P10" style:family="paragraph" style:parent-style-name="Standard">
      <style:text-properties style:font-name="Times New Roman" fo:font-size="11pt" fo:font-style="normal" officeooo:rsid="0087bc70" officeooo:paragraph-rsid="0087bc70" style:font-size-asian="11pt" style:font-style-asian="normal" style:font-size-complex="11pt" style:font-style-complex="normal"/>
    </style:style>
    <style:style style:name="P11" style:family="paragraph" style:parent-style-name="Text_20_body">
      <style:text-properties style:font-name="Times New Roman" fo:font-size="11pt" fo:font-style="italic" officeooo:rsid="0087bc70" officeooo:paragraph-rsid="0087bc70" style:font-size-asian="11pt" style:font-style-asian="italic" style:font-size-complex="11pt" style:font-style-complex="italic"/>
    </style:style>
    <style:style style:name="P12" style:family="paragraph" style:parent-style-name="Text_20_body">
      <style:text-properties style:font-name="Times New Roman" officeooo:paragraph-rsid="0012e10a"/>
    </style:style>
    <style:style style:name="T1" style:family="text">
      <style:text-properties officeooo:rsid="0094b362"/>
    </style:style>
    <style:style style:name="T2" style:family="text">
      <style:text-properties fo:font-style="italic" officeooo:rsid="00130d39" style:font-style-asian="italic" style:font-style-complex="italic"/>
    </style:style>
    <style:style style:name="T3" style:family="text">
      <style:text-properties fo:font-style="italic" officeooo:rsid="0087bc70" style:font-style-asian="italic" style:font-style-complex="italic"/>
    </style:style>
    <style:style style:name="T4" style:family="text">
      <style:text-properties fo:font-style="italic" officeooo:rsid="0087dd6b" style:font-style-asian="italic" style:font-style-complex="italic"/>
    </style:style>
    <style:style style:name="T5" style:family="text">
      <style:text-properties fo:font-style="italic" officeooo:rsid="00146587" style:font-style-asian="italic" style:font-style-complex="italic"/>
    </style:style>
    <style:style style:name="T6" style:family="text">
      <style:text-properties fo:font-style="italic" officeooo:rsid="0022e2fd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tyle="normal" style:font-style-asian="normal" style:font-style-complex="normal"/>
    </style:style>
    <style:style style:name="T10" style:family="text">
      <style:text-properties style:font-name="Times New Roman" fo:font-size="8pt" fo:font-style="normal" style:font-size-asian="8pt" style:font-style-asian="normal" style:font-size-complex="8pt" style:font-style-complex="normal"/>
    </style:style>
    <style:style style:name="T11" style:family="text">
      <style:text-properties style:font-name="Times New Roman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<text:span text:style-name="T1">Χημείας</text:span></text:p>
      <text:p text:style-name="P2"><text:span text:style-name="T2">Επιλέξτε όλες τις σωστές απαντήσεις </text:span><text:span text:style-name="T3">γράφοντας μόνον τ</text:span><text:span text:style-name="T4">ον αριθμό της ερώτησης και τ</text:span><text:span text:style-name="T3">ην απάντηση Α,Β,Γ ή Δ</text:span><text:span text:style-name="T2">, ανά περίπτωση </text:span><text:span text:style-name="T5">είναι ί</text:span><text:span text:style-name="T6">σως </text:span><text:span text:style-name="T5">παραπάνω από μια</text:span><text:span text:style-name="T2">!</text:span></text:p>
      <text:p text:style-name="P3"><text:span text:style-name="T2">Π</text:span><text:span text:style-name="T7">αράδειγμα για την ερώτηση 9 γράφουμε την απάντηση: 9. Α</text:span></text:p>
      <text:p text:style-name="P4"/>
      <text:p text:style-name="P5">Θεματική Ενότητα 1: Δομή και Δεσμοί</text:p>
      <text:p text:style-name="Standard"><text:span text:style-name="Strong_20_Emphasis"><text:span text:style-name="T8">1.</text:span></text:span><text:span text:style-name="T8"> Ποιο από τα παρακάτω ανήκει στα αλκαλιμέταλλα;<text:line-break/>α) Σίδηρος<text:line-break/>β) Νάτριο<text:line-break/>γ) Άζωτο<text:line-break/>δ) Ήλιο<text:line-break/></text:span><text:span text:style-name="Strong_20_Emphasis"><text:span text:style-name="T8">Υπόδειξη:</text:span></text:span><text:span text:style-name="T8"> Αναζητήστε την πρώτη ομάδα του περιοδικού πίνακα.</text:span></text:p>
      <text:p text:style-name="Standard"><text:span text:style-name="Strong_20_Emphasis"><text:span text:style-name="T8">2.</text:span></text:span><text:span text:style-name="T8"> Ένα άτομο που χάνει ηλεκτρόνια σχηματίζει:<text:line-break/>α) Ανιόν<text:line-break/>β) Κατιόν<text:line-break/>γ) Ισότοπο<text:line-break/>δ) Μόριο<text:line-break/></text:span><text:span text:style-name="Strong_20_Emphasis"><text:span text:style-name="T8">Υπόδειξη:</text:span></text:span><text:span text:style-name="T8"> Σκεφτείτε το φορτίο που αποκτά.</text:span></text:p>
      <text:p text:style-name="Standard"><text:span text:style-name="Strong_20_Emphasis"><text:span text:style-name="T8">3.</text:span></text:span><text:span text:style-name="T8"> Ποιο από τα παρακάτω χαρακτηρίζει τον ομοιοπολικό δεσμό;<text:line-break/>α) Αποκλειστική μεταφορά ηλεκτρονίων<text:line-break/>β) Κοινή χρήση ηλεκτρονίων<text:line-break/>γ) Δημιουργία μεταλλικού πλέγματος<text:line-break/>δ) Ελκτικές δυνάμεις μεταξύ ιόντων<text:line-break/></text:span><text:span text:style-name="Strong_20_Emphasis"><text:span text:style-name="T8">Υπόδειξη:</text:span></text:span><text:span text:style-name="T8"> Σκεφτείτε τον τρόπο με τον οποίο τα άτομα μοιράζονται τα ηλεκτρόνια.</text:span></text:p>
      <text:p text:style-name="Standard"><text:span text:style-name="Strong_20_Emphasis"><text:span text:style-name="T8">4.</text:span></text:span><text:span text:style-name="T8"> Ποιο στοιχείο είναι αμέταλλο;<text:line-break/>α) Αργίλιο<text:line-break/>β) Κάλιο<text:line-break/>γ) Θείο<text:line-break/>δ) Ασβέστιο<text:line-break/></text:span><text:span text:style-name="Strong_20_Emphasis"><text:span text:style-name="T8">Υπόδειξη:</text:span></text:span><text:span text:style-name="T8"> Τα αμέταλλα βρίσκονται κυρίως στη δεξιά πλευρά του περιοδικού πίνακα.</text:span></text:p>
      <text:p text:style-name="Standard"><text:span text:style-name="Strong_20_Emphasis"><text:span text:style-name="T8">5.</text:span></text:span><text:span text:style-name="T8"> Ποιο είναι το ηλεκτρικό φορτίο ενός ιόντος οξυγόνου που έχει αποκτήσει δύο ηλεκτρόνια;<text:line-break/>α) 2+<text:line-break/>β) 2-<text:line-break/>γ) 1-<text:line-break/>δ) 1+<text:line-break/></text:span><text:span text:style-name="Strong_20_Emphasis"><text:span text:style-name="T8">Υπόδειξη:</text:span></text:span><text:span text:style-name="T8"> Σκεφτείτε την πρόσληψη αρνητικά φορτισμένων σωματιδίων.</text:span></text:p>
      <text:p text:style-name="P6"/>
      <text:p text:style-name="P7">Θεματική Ενότητα 2: Αντιδράσεις και Ονοματολογία</text:p>
      <text:p text:style-name="P8"><text:span text:style-name="Strong_20_Emphasis"><text:span text:style-name="T9">6.</text:span></text:span><text:span text:style-name="T9"> Ποιο είναι το όνομα της ένωσης με χημικό τύπο CaO;<text:line-break/>α) Οξείδιο του καλίου<text:line-break/>β) Οξείδιο του ασβεστίου<text:line-break/>γ) Καρβονικό ασβέστιο<text:line-break/>δ) Υδροξείδιο του ασβεστίου<text:line-break/></text:span><text:span text:style-name="Strong_20_Emphasis"><text:span text:style-name="T9">Υπόδειξη:</text:span></text:span><text:span text:style-name="T9"> Το Ca είναι το σύμβολο του ασβεστίου.</text:span></text:p>
      <text:p text:style-name="P8"><text:soft-page-break/><text:span text:style-name="Strong_20_Emphasis"><text:span text:style-name="T9">7.</text:span></text:span><text:span text:style-name="T9"> Ποια από τις παρακάτω αντιδράσεις είναι αντίδραση εξουδετέρωσης;<text:line-break/>α) Ένα οξύ με μια βάση<text:line-break/>β) Δύο μέταλλα<text:line-break/>γ) Ένα αμέταλλο με ένα ευγενές αέριο<text:line-break/>δ) Ένα μέταλλο με οξυγόνο<text:line-break/></text:span><text:span text:style-name="Strong_20_Emphasis"><text:span text:style-name="T9">Υπόδειξη:</text:span></text:span><text:span text:style-name="T9"> Η αντίδραση αυτή παράγει άλας και νερό.</text:span></text:p>
      <text:p text:style-name="P8"><text:span text:style-name="Strong_20_Emphasis"><text:span text:style-name="T9">8.</text:span></text:span><text:span text:style-name="T9"> Τι παράγεται από την αντίδραση ενός οξέος με μια βάση;<text:line-break/>α) Μόνο άλας<text:line-break/>β) Μόνο νερό<text:line-break/>γ) Άλας και νερό<text:line-break/>δ) Δύο νέα οξέα<text:line-break/></text:span><text:span text:style-name="Strong_20_Emphasis"><text:span text:style-name="T9">Υπόδειξη:</text:span></text:span><text:span text:style-name="T9"> Σκεφτείτε την εξουδετέρωση.</text:span></text:p>
      <text:p text:style-name="P8"><text:span text:style-name="Strong_20_Emphasis"><text:span text:style-name="T9">9.</text:span></text:span><text:span text:style-name="T9"> Ποιο από τα παρακάτω είναι βασικό οξείδιο;<text:line-break/>α) διοξείδιο του άνθρακα<text:line-break/>β) οξείδιο του νατρίου<text:line-break/>γ) τριοξείδιο του θείου<text:line-break/>δ) νερό<text:line-break/></text:span><text:span text:style-name="Strong_20_Emphasis"><text:span text:style-name="T9">Υπόδειξη:</text:span></text:span><text:span text:style-name="T9"> Τα οξείδια των μετάλλων είναι συνήθως βασικά.</text:span></text:p>
      <text:p text:style-name="P8"><text:span text:style-name="Strong_20_Emphasis"><text:span text:style-name="T9">10.</text:span></text:span><text:span text:style-name="T9"> Ποιο από τα παρακάτω είναι όξινο οξείδιο;<text:line-break/>α) οξείδιο του καλίου<text:line-break/>β) διοξείδιο του άνθρακα<text:line-break/>γ) οξείδιο του μαγνησίου<text:line-break/>δ) οξείδιο του ασβεστίου<text:line-break/></text:span><text:span text:style-name="Strong_20_Emphasis"><text:span text:style-name="T9">Υπόδειξη:</text:span></text:span><text:span text:style-name="T9"> Τα οξείδια των αμετάλλων είναι συνήθως όξινα.</text:span></text:p>
      <text:p text:style-name="P9"/>
      <text:p text:style-name="P7">Θεματική Ενότητα 3: Οξειδοαναγωγή</text:p>
      <text:p text:style-name="P8"><text:span text:style-name="Strong_20_Emphasis"><text:span text:style-name="T9">11.</text:span></text:span><text:span text:style-name="T9"> Η διαδικασία απώλειας ηλεκτρονίων ονομάζεται:<text:line-break/>α) Αναγωγή<text:line-break/>β) Οξείδωση<text:line-break/>γ) Υδρόλυση<text:line-break/>δ) Εξουδετέρωση<text:line-break/></text:span><text:span text:style-name="Strong_20_Emphasis"><text:span text:style-name="T9">Υπόδειξη:</text:span></text:span><text:span text:style-name="T9"> Η απώλεια ηλεκτρονίων αυξάνει τον αριθμό οξείδωσης.</text:span></text:p>
      <text:p text:style-name="P8"><text:span text:style-name="Strong_20_Emphasis"><text:span text:style-name="T9">12.</text:span></text:span><text:span text:style-name="T9"> Ένας αναγωγικός παράγοντας:<text:line-break/>α) Οξειδώνεται<text:line-break/>β) Αναγάγεται<text:line-break/>γ) Εξουδετερώνεται<text:line-break/>δ) Δεν αλλάζει<text:line-break/></text:span><text:span text:style-name="Strong_20_Emphasis"><text:span text:style-name="T9">Υπόδειξη:</text:span></text:span><text:span text:style-name="T9"> Ο αναγωγικός παράγοντας δίνει ηλεκτρόνια.</text:span></text:p>
      <text:p text:style-name="P8"><text:span text:style-name="Strong_20_Emphasis"><text:span text:style-name="T9">13.</text:span></text:span><text:span text:style-name="T9"> Ποιο στοιχείο οξειδώνεται στην αντίδραση: 2Na + Cl</text:span><text:span text:style-name="T10">2</text:span><text:span text:style-name="T9"> -&gt; 2NaCl;<text:line-break/>α) Νάτριο (Na)<text:line-break/>β) Χλώριο (Cl)<text:line-break/>γ) Άλας (NaCl)<text:line-break/>δ) Κανένα<text:line-break/></text:span><text:span text:style-name="Strong_20_Emphasis"><text:span text:style-name="T9">Υπόδειξη:</text:span></text:span><text:span text:style-name="T9"> Το νάτριο χάνει ηλεκτρόνια.</text:span></text:p>
      <text:p text:style-name="P8"><text:soft-page-break/><text:span text:style-name="Strong_20_Emphasis"><text:span text:style-name="T9">14.</text:span></text:span><text:span text:style-name="T9"> Ποιος είναι ο αριθμός οξείδωσης του οξυγόνου στα περισσότερα οξείδια;<text:line-break/>α) +1<text:line-break/>β) -1<text:line-break/>γ) -2<text:line-break/>δ) +2<text:line-break/></text:span><text:span text:style-name="Strong_20_Emphasis"><text:span text:style-name="T9">Υπόδειξη:</text:span></text:span><text:span text:style-name="T9"> Σκεφτείτε την ηλεκτραρνητικότητα του οξυγόνου.</text:span></text:p>
      <text:p text:style-name="P8"><text:span text:style-name="Strong_20_Emphasis"><text:span text:style-name="T9">15.</text:span></text:span><text:span text:style-name="T9"> Ποιος είναι ο οξειδωτικός παράγοντας στην αντίδραση: Zn + CuSO</text:span><text:span text:style-name="T10">4</text:span><text:span text:style-name="T9"> -&gt; ZnSO</text:span><text:span text:style-name="T10">4</text:span><text:span text:style-name="T9"> + Cu;<text:line-break/>α) Ψευδάργυρος (Zn)<text:line-break/>β) Θειικός χαλκός (CuSO</text:span><text:span text:style-name="T10">4</text:span><text:span text:style-name="T9">)<text:line-break/>γ) Θειικός ψευδάργυρος (ZnSO</text:span><text:span text:style-name="T10">4</text:span><text:span text:style-name="T9">)<text:line-break/>δ) Χαλκός (Cu)<text:line-break/></text:span><text:span text:style-name="Strong_20_Emphasis"><text:span text:style-name="T9">Υπόδειξη:</text:span></text:span><text:span text:style-name="T9"> Ο οξειδωτικός παράγοντας αναγάγεται.</text:span></text:p>
      <text:p text:style-name="P9"/>
      <text:p text:style-name="P7">Θεματική Ενότητα 4: Γενικές Έννοιες</text:p>
      <text:p text:style-name="P8"><text:span text:style-name="Strong_20_Emphasis"><text:span text:style-name="T9">16.</text:span></text:span><text:span text:style-name="T9"> Ποιο από τα παρακάτω χαρακτηρίζει τα ευγενή αέρια;<text:line-break/>α) Έχουν υψηλή δραστικότητα<text:line-break/>β) Σχηματίζουν εύκολα ενώσεις<text:line-break/>γ) Είναι αδρανή και δεν αντιδρούν εύκολα<text:line-break/>δ) Έχουν ένα ηλεκτρόνιο σθένους<text:line-break/></text:span><text:span text:style-name="Strong_20_Emphasis"><text:span text:style-name="T9">Υπόδειξη:</text:span></text:span><text:span text:style-name="T9"> Τα ευγενή αέρια βρίσκονται στην ομάδα 18 του περιοδικού πίνακα.</text:span></text:p>
      <text:p text:style-name="P8"><text:span text:style-name="Strong_20_Emphasis"><text:span text:style-name="T9">17.</text:span></text:span><text:span text:style-name="T9"> Η ηλεκτραρνητικότητα:<text:line-break/>α) Μειώνεται όσο κινούμαστε προς τα δεξιά στον περιοδικό πίνακα<text:line-break/>β) Αυξάνεται όσο κινούμαστε προς τα δεξιά στον περιοδικό πίνακα<text:line-break/>γ) Παραμένει σταθερή σε κάθε περίοδο<text:line-break/>δ) Μειώνεται όσο ανεβαίνουμε σε μια ομάδα<text:line-break/></text:span><text:span text:style-name="Strong_20_Emphasis"><text:span text:style-name="T9">Υπόδειξη:</text:span></text:span><text:span text:style-name="T9"> Σκεφτείτε τη δύναμη έλξης των ηλεκτρονίων.</text:span></text:p>
      <text:p text:style-name="P8"><text:span text:style-name="Strong_20_Emphasis"><text:span text:style-name="T9">18.</text:span></text:span><text:span text:style-name="T9"> Το pH ενός όξινου διαλύματος είναι:<text:line-break/>α) Μικρότερο από 7<text:line-break/>β) Ίσο με 7<text:line-break/>γ) Μεγαλύτερο από 7<text:line-break/>δ) Ίσο με 14<text:line-break/></text:span><text:span text:style-name="Strong_20_Emphasis"><text:span text:style-name="T9">Υπόδειξη:</text:span></text:span><text:span text:style-name="T9"> Η κλίμακα pH μετρά την οξύτητα.</text:span></text:p>
      <text:p text:style-name="P8"><text:span text:style-name="Strong_20_Emphasis"><text:span text:style-name="T9">19.</text:span></text:span><text:span text:style-name="T9"> Ποιο από τα παρακάτω είναι μέταλλο αλκαλικών γαιών;<text:line-break/>α) Λίθιο<text:line-break/>β) Κάλιο<text:line-break/>γ) Ασβέστιο<text:line-break/>δ) Νάτριο<text:line-break/></text:span><text:span text:style-name="Strong_20_Emphasis"><text:span text:style-name="T9">Υπόδειξη:</text:span></text:span><text:span text:style-name="T9"> Τα μέταλλα αλκαλικών γαιών ανήκουν στην ομάδα 2.</text:span></text:p>
      <text:p text:style-name="P8"><text:span text:style-name="Strong_20_Emphasis"><text:span text:style-name="T9">20.</text:span></text:span><text:span text:style-name="T9"> Ποιο από τα παρακάτω άτομα έχει το μικρότερο ατομικό μέγεθος;<text:line-break/>α) Λίθιο<text:line-break/>β) Νάτριο<text:line-break/>γ) Κάλιο<text:line-break/>δ) Ρουβίδιο<text:line-break/></text:span><text:span text:style-name="Strong_20_Emphasis"><text:span text:style-name="T9">Υπόδειξη:</text:span></text:span><text:span text:style-name="T9"> Το ατομικό μέγεθος αυξάνεται όσο κατεβαίνουμε σε μια ομάδα.</text:span></text:p>
      <text:p text:style-name="P10"/>
      <text:p text:style-name="P4"><text:soft-page-break/>Λύσεις</text:p>
      <text:p text:style-name="Standard"><text:span text:style-name="Strong_20_Emphasis"><text:span text:style-name="T8">1.</text:span></text:span><text:span text:style-name="T8"> β) Νάτριο<text:line-break/></text:span><text:span text:style-name="Strong_20_Emphasis"><text:span text:style-name="T8">2.</text:span></text:span><text:span text:style-name="T8"> β) Κατιόν<text:line-break/></text:span><text:span text:style-name="Strong_20_Emphasis"><text:span text:style-name="T8">3.</text:span></text:span><text:span text:style-name="T8"> β) Κοινή χρήση ηλεκτρονίων<text:line-break/></text:span><text:span text:style-name="Strong_20_Emphasis"><text:span text:style-name="T8">4.</text:span></text:span><text:span text:style-name="T8"> γ) Θείο<text:line-break/></text:span><text:span text:style-name="Strong_20_Emphasis"><text:span text:style-name="T8">5.</text:span></text:span><text:span text:style-name="T8"> β) 2-<text:line-break/></text:span><text:span text:style-name="Strong_20_Emphasis"><text:span text:style-name="T8">6.</text:span></text:span><text:span text:style-name="T8"> β) Οξείδιο του ασβεστίου<text:line-break/></text:span><text:span text:style-name="Strong_20_Emphasis"><text:span text:style-name="T8">7.</text:span></text:span><text:span text:style-name="T8"> α) Ένα οξύ με μια βάση<text:line-break/></text:span><text:span text:style-name="Strong_20_Emphasis"><text:span text:style-name="T8">8.</text:span></text:span><text:span text:style-name="T8"> γ) Άλας και νερό<text:line-break/></text:span><text:span text:style-name="Strong_20_Emphasis"><text:span text:style-name="T8">9.</text:span></text:span><text:span text:style-name="T8"> β) οξείδιο του νατρίου<text:line-break/></text:span><text:span text:style-name="Strong_20_Emphasis"><text:span text:style-name="T8">10.</text:span></text:span><text:span text:style-name="T8"> β) διοξείδιο του άνθρακα<text:line-break/></text:span><text:span text:style-name="Strong_20_Emphasis"><text:span text:style-name="T8">11.</text:span></text:span><text:span text:style-name="T8"> β) Οξείδωση<text:line-break/></text:span><text:span text:style-name="Strong_20_Emphasis"><text:span text:style-name="T8">12.</text:span></text:span><text:span text:style-name="T8"> α) Οξειδώνεται<text:line-break/></text:span><text:span text:style-name="Strong_20_Emphasis"><text:span text:style-name="T8">13.</text:span></text:span><text:span text:style-name="T8"> α) Νάτριο (Na)<text:line-break/></text:span><text:span text:style-name="Strong_20_Emphasis"><text:span text:style-name="T8">14.</text:span></text:span><text:span text:style-name="T8"> γ) -2<text:line-break/></text:span><text:span text:style-name="Strong_20_Emphasis"><text:span text:style-name="T8">15.</text:span></text:span><text:span text:style-name="T8"> β) Θειικός χαλκός (CuSO</text:span><text:span text:style-name="T11">4</text:span><text:span text:style-name="T8">)<text:line-break/></text:span><text:span text:style-name="Strong_20_Emphasis"><text:span text:style-name="T8">16.</text:span></text:span><text:span text:style-name="T8"> γ) Είναι αδρανή και δεν αντιδρούν εύκολα<text:line-break/></text:span><text:span text:style-name="Strong_20_Emphasis"><text:span text:style-name="T8">17.</text:span></text:span><text:span text:style-name="T8"> β) Αυξάνεται όσο κινούμαστε προς τα δεξιά στον περιοδικό πίνακα<text:line-break/></text:span><text:span text:style-name="Strong_20_Emphasis"><text:span text:style-name="T8">18.</text:span></text:span><text:span text:style-name="T8"> α) Μικρότερο από 7<text:line-break/></text:span><text:span text:style-name="Strong_20_Emphasis"><text:span text:style-name="T8">19.</text:span></text:span><text:span text:style-name="T8"> γ) Ασβέστιο<text:line-break/></text:span><text:span text:style-name="Strong_20_Emphasis"><text:span text:style-name="T8">20.</text:span></text:span><text:span text:style-name="T8"> α) Λίθιο</text:span></text:p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6-01-05T09:35:56.634562485">05/01/26</text:date></text:p>
      </style:header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24T09:26:37.570105719</meta:creation-date>
    <dc:date>2026-01-05T09:35:55.854477900</dc:date>
    <meta:editing-duration>PT6H28M26S</meta:editing-duration>
    <meta:editing-cycles>105</meta:editing-cycles>
    <meta:generator>LibreOffice/25.8.3.2$Windows_X86_64 LibreOffice_project/8ca8d55c161d602844f5428fa4b58097424e324e</meta:generator>
    <meta:print-date>2026-01-05T09:34:31.754066500</meta:print-date>
    <meta:printed-by>PDF files</meta:printed-by>
    <dc:title>Ν.Αϊβαλιώτης</dc:title>
    <dc:contributor>Ν.Αϊβαλιώτης</dc:contributor>
    <meta:document-statistic meta:table-count="0" meta:image-count="0" meta:object-count="0" meta:page-count="4" meta:paragraph-count="31" meta:word-count="747" meta:character-count="4545" meta:non-whitespace-character-count="3826"/>
  </office:meta>
</office:document-meta>
</file>